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-Bold" svg:font-family="Calibri-Bold"/>
    <style:font-face style:name="Consolas" svg:font-family="Consola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4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043in"/>
    </style:style>
    <style:style style:name="co5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8807in"/>
    </style:style>
    <style:style style:name="co7" style:family="table-column">
      <style:table-column-properties fo:break-before="auto" style:column-width="6.1634in"/>
    </style:style>
    <style:style style:name="co8" style:family="table-column">
      <style:table-column-properties fo:break-before="auto" style:column-width="2.8965in"/>
    </style:style>
    <style:style style:name="co9" style:family="table-column">
      <style:table-column-properties fo:break-before="auto" style:column-width="1.3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2.1972in" fo:break-before="auto" style:use-optimal-row-height="true"/>
    </style:style>
    <style:style style:name="ro5" style:family="table-row">
      <style:table-row-properties style:row-height="7.328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ffffff" fo:border="0.0008in solid #000000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08in solid #000000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2a00ff" style:text-outline="false" style:text-line-through-style="none" style:font-name="Times New Roman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8f2a1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ackground-color="#cccccc" fo:border="0.0008in solid #000000"/>
    </style:style>
    <style:style style:name="ce11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fo:border="0.0008in solid #000000"/>
      <style:text-properties fo:color="#2a00ff" style:text-outline="false" style:text-line-through-style="none" style:font-name="Consola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99">
      <style:table-cell-properties fo:border="0.0008in solid #000000"/>
      <style:text-properties fo:color="#2a00ff" style:font-name="Consolas" fo:language="zxx" fo:country="none" style:font-name-asian="Microsoft YaHei" style:language-asian="zxx" style:country-asian="none" style:font-name-complex="Mangal" style:language-complex="zxx" style:country-complex="none"/>
    </style:style>
    <style:style style:name="ce15" style:family="table-cell" style:parent-style-name="Default" style:data-style-name="N99">
      <style:table-cell-properties fo:border="0.0008in solid #000000"/>
      <style:text-properties style:font-name="Liberation Sans" style:font-name-asian="Microsoft YaHei" style:font-name-complex="Mangal"/>
    </style:style>
    <style:style style:name="ce16" style:family="table-cell" style:parent-style-name="Default" style:data-style-name="N99">
      <style:table-cell-properties fo:border="0.0008in solid #000000"/>
    </style:style>
    <style:style style:name="ce1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08in solid #000000"/>
      <style:text-properties style:font-name="Liberation Sans" style:font-name-asian="Microsoft YaHei" style:font-name-complex="Mangal"/>
    </style:style>
    <style:style style:name="T1" style:family="text">
      <style:text-properties fo:color="#2a00ff" style:font-name="Consolas" fo:language="zxx" fo:country="none" style:font-name-asian="Microsoft YaHei" style:language-asian="zxx" style:country-asian="none" style:font-name-complex="Mangal" style:language-complex="zxx" style:country-complex="none"/>
    </style:style>
    <style:style style:name="T2" style:family="text">
      <style:text-properties style:font-name="Liberation Sans" style:font-name-asian="Microsoft YaHei" style:font-name-complex="Mangal"/>
    </style:style>
  </office:automatic-styles>
  <office:body>
    <office:spreadsheet>
      <table:calculation-settings table:automatic-find-labels="false" table:use-regular-expressions="false"/>
      <table:table table:name="BasicInfo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2" office:value-type="string">
            <text:p>Host</text:p>
          </table:table-cell>
          <table:table-cell table:style-name="ce4" office:value-type="string" table:number-columns-spanned="6" table:number-rows-spanned="1">
            <text:p>ci-dev.augustasoftsol.com</text:p>
          </table:table-cell>
          <table:covered-table-cell table:number-columns-repeated="5" table:style-name="ce7"/>
        </table:table-row>
        <table:table-row table:style-name="ro2">
          <table:table-cell table:style-name="ce2" office:value-type="string">
            <text:p>Port</text:p>
          </table:table-cell>
          <table:table-cell table:style-name="ce5" office:value-type="float" office:value="5000" table:number-columns-spanned="6" table:number-rows-spanned="1">
            <text:p>5000</text:p>
          </table:table-cell>
          <table:covered-table-cell table:number-columns-repeated="5" table:style-name="ce7"/>
        </table:table-row>
        <table:table-row table:style-name="ro2">
          <table:table-cell table:style-name="ce3" office:value-type="string">
            <text:p>Result</text:p>
          </table:table-cell>
          <table:table-cell table:style-name="ce6" office:value-type="string" table:number-columns-spanned="6" table:number-rows-spanned="1">
            <text:p>Response Will always have a name data inside which you can find response data</text:p>
          </table:table-cell>
          <table:covered-table-cell table:number-columns-repeated="5" table:style-name="ce7"/>
        </table:table-row>
      </table:table>
      <table:table table:name="API Sheet- Backoffice" table:style-name="ta1" table:print="false">
        <table:table-column table:style-name="co3" table:default-cell-style-name="ce9"/>
        <table:table-column table:style-name="co3" table:default-cell-style-name="ce10"/>
        <table:table-column table:style-name="co4" table:default-cell-style-name="ce9"/>
        <table:table-column table:style-name="co5" table:default-cell-style-name="ce12"/>
        <table:table-column table:style-name="co6" table:default-cell-style-name="ce9"/>
        <table:table-column table:style-name="co4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10"/>
        <table:table-row table:style-name="ro1">
          <table:table-cell table:style-name="ce8" office:value-type="string">
            <text:p>S.No</text:p>
          </table:table-cell>
          <table:table-cell table:style-name="ce8" office:value-type="string">
            <text:p>TASK_ID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Method Type</text:p>
          </table:table-cell>
          <table:table-cell table:style-name="ce8" office:value-type="string">
            <text:p>Rest Endpoint</text:p>
          </table:table-cell>
          <table:table-cell table:style-name="ce8" office:value-type="string">
            <text:p>Req Body</text:p>
          </table:table-cell>
          <table:table-cell table:style-name="ce8" office:value-type="string">
            <text:p>Res Type</text:p>
          </table:table-cell>
          <table:table-cell table:style-name="ce8" office:value-type="string">
            <text:p>Response Object Example</text:p>
          </table:table-cell>
          <table:table-cell table:style-name="ce8" office:value-type="string">
            <text:p>CIA Task Description</text:p>
          </table:table-cell>
          <table:table-cell table:style-name="ce8" office:value-type="string">
            <text:p>Related CIA task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IA001</text:p>
          </table:table-cell>
          <table:table-cell office:value-type="string">
            <text:p>Login Authentication</text:p>
          </table:table-cell>
          <table:table-cell office:value-type="string">
            <text:p>POST</text:p>
          </table:table-cell>
          <table:table-cell table:style-name="ce13" office:value-type="string">
            <text:p>/users/login</text:p>
          </table:table-cell>
          <table:table-cell table:style-name="ce14" office:value-type="string">
            <text:p><text:span text:style-name="T1">{</text:span></text:p>
            <text:p><text:span text:style-name="T1"><text:s text:c="2"/></text:span><text:span text:style-name="T1">"username": "logesh",</text:span></text:p>
            <text:p><text:span text:style-name="T1"><text:s text:c="2"/></text:span><text:span text:style-name="T1">"password": "logesh</text:span><text:span text:style-name="T1">"</text:span></text:p>
            <text:p><text:span text:style-name="T1">}</text:span></text:p>
          </table:table-cell>
          <table:table-cell office:value-type="string">
            <text:p>object</text:p>
          </table:table-cell>
          <table:table-cell table:style-name="ce13" office:value-type="string">
            <text:p/>
            <text:p>{</text:p>
            <text:p><text:s text:c="2"/>"hasError": false,</text:p>
            <text:p><text:s text:c="2"/>"code": 200,</text:p>
            <text:p><text:s text:c="2"/>"data": {</text:p>
            <text:p><text:s text:c="4"/>"token": "vEm4vdpobwhtnUZnnmG7WSvy2ejp3BCjgU1lbN2UdY2wGIWgBOLMdeJe0Y9J2XBa"</text:p>
            <text:p><text:s text:c="2"/>},</text:p>
            <text:p><text:s text:c="2"/>"message": "Login Successfully"</text:p>
            <text:p>}</text:p>
          </table:table-cell>
          <table:table-cell table:number-columns-repeated="2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IA002</text:p>
          </table:table-cell>
          <table:table-cell table:style-name="ce11" office:value-type="string">
            <text:p>Revoke Admin Access</text:p>
          </table:table-cell>
          <table:table-cell office:value-type="string">
            <text:p>POST</text:p>
          </table:table-cell>
          <table:table-cell table:style-name="ce13" office:value-type="string">
            <text:p>/admin/revoke</text:p>
          </table:table-cell>
          <table:table-cell table:style-name="ce15" office:value-type="string">
            <text:p><text:span text:style-name="T2">{</text:span></text:p>
            <text:p><text:span text:style-name="T2"><text:s text:c="2"/></text:span><text:span text:style-name="T2">"username": "logesh",</text:span></text:p>
            <text:p><text:span text:style-name="T2"><text:s text:c="2"/></text:span><text:span text:style-name="T2">"role": "",</text:span></text:p>
            <text:p><text:span text:style-name="T2"><text:s text:c="2"/></text:span><text:span text:style-name="T2">"email": ""</text:span></text:p>
            <text:p><text:span text:style-name="T2">}</text:span></text:p>
          </table:table-cell>
          <table:table-cell office:value-type="string">
            <text:p>object</text:p>
          </table:table-cell>
          <table:table-cell table:style-name="ce13" office:value-type="string">
            <text:p>{</text:p>
            <text:p><text:s text:c="2"/>"hasError": false,</text:p>
            <text:p><text:s text:c="2"/>"code": 200,</text:p>
            <text:p><text:s text:c="2"/>"data": [</text:p>
            <text:p><text:s text:c="4"/>{</text:p>
            <text:p><text:s text:c="6"/>"_id": "5d80c5463ba3a825641b16d3",</text:p>
            <text:p><text:s text:c="6"/>"principalId": "5c5933462be6bc5db0678d06",</text:p>
            <text:p><text:s text:c="6"/>"principalType": "Admin",</text:p>
            <text:p><text:s text:c="6"/>"roleId": "5c2cdd8c63461f0c1c6061b2",</text:p>
            <text:p><text:s text:c="6"/>"__v": 0</text:p>
            <text:p><text:s text:c="4"/>}</text:p>
            <text:p><text:s text:c="2"/>],</text:p>
            <text:p><text:s text:c="2"/>"message": "Admin Revoked Successfully"</text:p>
            <text:p>}</text:p>
          </table:table-cell>
          <table:table-cell table:style-name="ce11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A003</text:p>
          </table:table-cell>
          <table:table-cell table:number-columns-repeated="2"/>
          <table:table-cell table:style-name="ce13"/>
          <table:table-cell table:style-name="ce16"/>
          <table:table-cell/>
          <table:table-cell table:style-name="ce13"/>
          <table:table-cell table:style-name="ce17"/>
          <table:table-cell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CIA005</text:p>
          </table:table-cell>
          <table:table-cell office:value-type="string">
            <text:p>User - View List</text:p>
          </table:table-cell>
          <table:table-cell office:value-type="string">
            <text:p>POST</text:p>
          </table:table-cell>
          <table:table-cell table:style-name="ce13" office:value-type="string">
            <text:p>/users/view</text:p>
          </table:table-cell>
          <table:table-cell table:style-name="ce16" office:value-type="string">
            <text:p>{</text:p>
            <text:p><text:s text:c="2"/>"keyword": "",</text:p>
            <text:p><text:s text:c="2"/>"offset": 0,</text:p>
            <text:p><text:s text:c="2"/>"limit": 10,</text:p>
            <text:p><text:s text:c="2"/>"sortColumn": "",</text:p>
            <text:p><text:s text:c="2"/>"sortType": 0</text:p>
            <text:p>}</text:p>
          </table:table-cell>
          <table:table-cell office:value-type="string">
            <text:p>object </text:p>
          </table:table-cell>
          <table:table-cell table:style-name="ce13" office:value-type="string">
            <text:p>{</text:p>
            <text:p><text:s text:c="2"/>"hasError": false,</text:p>
            <text:p><text:s text:c="2"/>"code": 200,</text:p>
            <text:p><text:s text:c="2"/>"data": [</text:p>
            <text:p><text:s text:c="4"/>{</text:p>
            <text:p><text:s text:c="6"/>"count": [</text:p>
            <text:p><text:s text:c="8"/>2</text:p>
            <text:p><text:s text:c="6"/>],</text:p>
            <text:p><text:s text:c="6"/>"data": [</text:p>
            <text:p><text:s text:c="8"/>{</text:p>
            <text:p><text:s text:c="10"/>"_id": "5c2cdf1fae70a64bec03c392",</text:p>
            <text:p><text:s text:c="10"/>"username": "ramesh",</text:p>
            <text:p><text:s text:c="10"/>"status": "Active",</text:p>
            <text:p><text:s text:c="10"/>"emails": [</text:p>
            <text:p><text:s text:c="12"/>{</text:p>
            <text:p><text:s text:c="14"/>"type": "Other",</text:p>
            <text:p><text:s text:c="14"/>"address": "ramesh@yopmail.com",</text:p>
            <text:p><text:s text:c="14"/>"label": "Other",</text:p>
            <text:p><text:s text:c="14"/>"id": "b026f33de4074d99b05c5ec1",</text:p>
            <text:p><text:s text:c="14"/>"created": "2019-01-21T09:49:03.693Z",</text:p>
            <text:p><text:s text:c="14"/>"updated": "2019-01-21T09:55:17.504Z"</text:p>
            <text:p><text:s text:c="12"/>}</text:p>
            <text:p><text:s text:c="10"/>],</text:p>
            <text:p><text:s text:c="10"/>"userType": "Admin"</text:p>
            <text:p><text:s text:c="8"/>},</text:p>
            <text:p><text:s text:c="8"/>{</text:p>
            <text:p><text:s text:c="10"/>"_id": "5d80c277b2df71354815ab40",</text:p>
            <text:p><text:s text:c="10"/>"username": "logesh",</text:p>
            <text:p><text:s text:c="10"/>"status": "Active",</text:p>
            <text:p><text:s text:c="10"/>"emails": [</text:p>
            <text:p><text:s text:c="12"/>{</text:p>
            <text:p><text:s text:c="14"/>"type": "Other",</text:p>
            <text:p><text:s text:c="14"/>"address": "string",</text:p>
            <text:p><text:s text:c="14"/>"label": "Other",</text:p>
            <text:p><text:s text:c="14"/>"id": "string",</text:p>
            <text:p><text:s text:c="14"/>"created": "2019-09-17T11:20:46.259Z",</text:p>
            <text:p><text:s text:c="14"/>"updated": "2019-09-17T11:20:46.259Z"</text:p>
            <text:p><text:s text:c="12"/>}</text:p>
            <text:p><text:s text:c="10"/>],</text:p>
            <text:p><text:s text:c="10"/>"userType": "ADMIN"</text:p>
            <text:p><text:s text:c="8"/>}</text:p>
            <text:p><text:s text:c="6"/>]</text:p>
            <text:p><text:s text:c="4"/>}</text:p>
            <text:p><text:s text:c="2"/>],</text:p>
            <text:p><text:s text:c="2"/>"message": "SUCC"</text:p>
            <text:p>}</text:p>
            <text:p/>
          </table:table-cell>
          <table:table-cell office:value-type="string">
            <text:p>Keywork : Used for Searching </text:p>
            <text:p>Offset : Start value </text:p>
            <text:p>Limit : Number of value</text:p>
            <text:p>Sort Column : <text:s/>Column Name for Sorting</text:p>
            <text:p>SortType : 1 Ascending</text:p>
            <text:p>-1 Descending</text:p>
          </table:table-cell>
          <table:table-cell office:value-type="string">
            <text:p>CIA010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CIA006</text:p>
          </table:table-cell>
          <table:table-cell office:value-type="string">
            <text:p>User – Activate/Inactivate</text:p>
          </table:table-cell>
          <table:table-cell office:value-type="string">
            <text:p>POST</text:p>
          </table:table-cell>
          <table:table-cell office:value-type="string">
            <text:p>/users/update/status</text:p>
          </table:table-cell>
          <table:table-cell office:value-type="string">
            <text:p>{</text:p>
            <text:p><text:s text:c="2"/>"username": "logesh",</text:p>
            <text:p><text:s text:c="2"/>"isActive": false,</text:p>
            <text:p><text:s text:c="2"/>"comments": "Any comment"</text:p>
            <text:p>}</text:p>
          </table:table-cell>
          <table:table-cell office:value-type="string">
            <text:p>object </text:p>
          </table:table-cell>
          <table:table-cell office:value-type="string">
            <text:p>You can Find the returned the response <text:s/>inside data Like previous example</text:p>
          </table:table-cell>
          <table:table-cell/>
          <table:table-cell office:value-type="string">
            <text:p>CIA0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A007</text:p>
          </table:table-cell>
          <table:table-cell table:number-columns-repeated="6"/>
          <table:table-cell table:style-name="ce17" office:value-type="string">
            <text:p>Check CIA006</text:p>
          </table:table-cell>
          <table:table-cell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IA008</text:p>
          </table:table-cell>
          <table:table-cell office:value-type="string">
            <text:p>Promote To Admin</text:p>
          </table:table-cell>
          <table:table-cell office:value-type="string">
            <text:p>POST</text:p>
          </table:table-cell>
          <table:table-cell office:value-type="string">
            <text:p>/admin/promote</text:p>
          </table:table-cell>
          <table:table-cell office:value-type="string">
            <text:p>{</text:p>
            <text:p><text:s text:c="2"/>"username": "pramesh1",</text:p>
            <text:p><text:s text:c="2"/>"role": "",</text:p>
            <text:p><text:s text:c="2"/>"email": ""</text:p>
            <text:p>}</text:p>
          </table:table-cell>
          <table:table-cell office:value-type="string">
            <text:p>object </text:p>
          </table:table-cell>
          <table:table-cell office:value-type="string">
            <text:p>{</text:p>
            <text:p><text:s text:c="2"/>"hasError": false,</text:p>
            <text:p><text:s text:c="2"/>"code": 200,</text:p>
            <text:p><text:s text:c="2"/>"message": "Admin Access is given"</text:p>
            <text:p>}</text:p>
          </table:table-cell>
          <table:table-cell table:number-columns-repeated="2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CIA009</text:p>
          </table:table-cell>
          <table:table-cell office:value-type="string">
            <text:p>User -Delete</text:p>
          </table:table-cell>
          <table:table-cell office:value-type="string">
            <text:p>DELETE</text:p>
          </table:table-cell>
          <table:table-cell office:value-type="string">
            <text:p>/users/delete/{username}</text:p>
          </table:table-cell>
          <table:table-cell office:value-type="string">
            <text:p>Username : pramesh5</text:p>
          </table:table-cell>
          <table:table-cell office:value-type="string">
            <text:p>object </text:p>
          </table:table-cell>
          <table:table-cell office:value-type="string">
            <text:p>{</text:p>
            <text:p><text:s text:c="2"/>"hasError": false,</text:p>
            <text:p><text:s text:c="2"/>"code": 200,</text:p>
            <text:p><text:s text:c="2"/>"message": "User Deleted Successfully"</text:p>
            <text:p>}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IA010</text:p>
          </table:table-cell>
          <table:table-cell office:value-type="string">
            <text:p>User-Search</text:p>
          </table:table-cell>
          <table:table-cell table:style-name="ce9"/>
          <table:table-cell table:number-columns-repeated="4"/>
          <table:table-cell office:value-type="string">
            <text:p>Check CIA005</text:p>
          </table:table-cell>
          <table:table-cell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CIA011</text:p>
          </table:table-cell>
          <table:table-cell office:value-type="string">
            <text:p>Admin – View</text:p>
          </table:table-cell>
          <table:table-cell office:value-type="string">
            <text:p>POST</text:p>
          </table:table-cell>
          <table:table-cell office:value-type="string">
            <text:p>/admin/view</text:p>
          </table:table-cell>
          <table:table-cell office:value-type="string">
            <text:p>{</text:p>
            <text:p><text:s text:c="2"/>"keyword": "",</text:p>
            <text:p><text:s text:c="2"/>"offset": 0,</text:p>
            <text:p><text:s text:c="2"/>"limit": 10,</text:p>
            <text:p><text:s text:c="2"/>"sortColumn": "",</text:p>
            <text:p><text:s text:c="2"/>"sortType": 0</text:p>
            <text:p>}</text:p>
          </table:table-cell>
          <table:table-cell office:value-type="string">
            <text:p>object</text:p>
          </table:table-cell>
          <table:table-cell office:value-type="string">
            <text:p>You can Find the returned the response <text:s/>inside data Like previous example</text:p>
          </table:table-cell>
          <table:table-cell table:style-name="ce18" office:value-type="string">
            <text:p><text:span text:style-name="T2">Keywork : Used for Searching </text:span></text:p>
            <text:p><text:span text:style-name="T2">Offset : Start value </text:span></text:p>
            <text:p><text:span text:style-name="T2">Limit : Number of value</text:span></text:p>
            <text:p><text:span text:style-name="T2">Sort Column : <text:s/>Column Name for Sorting</text:span></text:p>
            <text:p><text:span text:style-name="T2">SortType : 1 Ascending</text:span></text:p>
            <text:p><text:span text:style-name="T2">-1 Descending</text:span></text:p>
          </table:table-cell>
          <table:table-cell office:value-type="string">
            <text:p>CIA015</text:p>
          </table:table-cell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CIA012</text:p>
          </table:table-cell>
          <table:table-cell office:value-type="string">
            <text:p>Admin – Edit User Access</text:p>
          </table:table-cell>
          <table:table-cell office:value-type="string">
            <text:p>POST</text:p>
          </table:table-cell>
          <table:table-cell office:value-type="string">
            <text:p>/admin/update/role</text:p>
          </table:table-cell>
          <table:table-cell office:value-type="string">
            <text:p>{</text:p>
            <text:p><text:s text:c="2"/>"username": "Logesh",</text:p>
            <text:p><text:s text:c="2"/>"role": "ci-staff",</text:p>
            <text:p><text:s text:c="2"/>"email": ""</text:p>
            <text:p>}</text:p>
          </table:table-cell>
          <table:table-cell office:value-type="string">
            <text:p>object</text:p>
          </table:table-cell>
          <table:table-cell office:value-type="string">
            <text:p>You can Find the returned the response <text:s/>inside data Like previous example</text:p>
          </table:table-cell>
          <table:table-cell office:value-type="string">
            <text:p>Email is optional </text:p>
          </table:table-cell>
          <table:table-cell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CIA013</text:p>
          </table:table-cell>
          <table:table-cell office:value-type="string">
            <text:p>Admin – Activate/Inactivate</text:p>
          </table:table-cell>
          <table:table-cell office:value-type="string">
            <text:p>POST</text:p>
          </table:table-cell>
          <table:table-cell office:value-type="string">
            <text:p>/admin/update/status</text:p>
          </table:table-cell>
          <table:table-cell office:value-type="string">
            <text:p>{</text:p>
            <text:p><text:s text:c="2"/>"username": "logesh",</text:p>
            <text:p><text:s text:c="2"/>"isActive": false,</text:p>
            <text:p><text:s text:c="2"/>"comments": "Any comment"</text:p>
            <text:p>}</text:p>
          </table:table-cell>
          <table:table-cell office:value-type="string">
            <text:p>object </text:p>
          </table:table-cell>
          <table:table-cell office:value-type="string">
            <text:p>You can Find the returned the response <text:s/>inside data Like previous example</text:p>
          </table:table-cell>
          <table:table-cell table:number-columns-repeated="2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IA014</text:p>
          </table:table-cell>
          <table:table-cell office:value-type="string">
            <text:p>User -Delete</text:p>
          </table:table-cell>
          <table:table-cell office:value-type="string">
            <text:p>DELETE</text:p>
          </table:table-cell>
          <table:table-cell office:value-type="string">
            <text:p>/admin/delete/{username}</text:p>
          </table:table-cell>
          <table:table-cell office:value-type="string">
            <text:p>Username : pramesh5</text:p>
          </table:table-cell>
          <table:table-cell office:value-type="string">
            <text:p>object </text:p>
          </table:table-cell>
          <table:table-cell office:value-type="string">
            <text:p>{</text:p>
            <text:p><text:s text:c="2"/>"hasError": false,</text:p>
            <text:p><text:s text:c="2"/>"code": 200,</text:p>
            <text:p><text:s text:c="2"/>"message": "User Deleted Successfully"</text:p>
            <text:p>}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IA015</text:p>
          </table:table-cell>
          <table:table-cell/>
          <table:table-cell table:style-name="ce9"/>
          <table:table-cell table:number-columns-repeated="4"/>
          <table:table-cell office:value-type="string">
            <text:p>Check CIA01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-Bold" svg:font-family="Calibri-Bold"/>
    <style:font-face style:name="Consolas" svg:font-family="Consola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9/17/2019</text:date>, <text:time>17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2$Win32 OpenOffice.org_project/412m3$Build-9782</meta:generator>
    <dc:date>2019-09-17T17:45:22.94</dc:date>
    <meta:editing-duration>PT4H14M17S</meta:editing-duration>
    <meta:editing-cycles>105</meta:editing-cycles>
    <meta:document-statistic meta:table-count="2" meta:cell-count="114" meta:object-count="0"/>
  </office:meta>
</office:document-meta>
</file>